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166E0000163A1CD4720F7A1F92F1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family-generic="roman" style:font-pitch="variable" style:font-charset="x-symbol"/>
    <style:font-face style:name="Mangal1" svg:font-family="Mangal"/>
    <style:font-face style:name="NimbusRomNo9L-Regu" svg:font-family="NimbusRomNo9L-Regu"/>
    <style:font-face style:name="OpenSymbol" svg:font-family="OpenSymbol"/>
    <style:font-face style:name="DejaVuSans" svg:font-family="DejaVuSans" style:font-family-generic="swiss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FreeSans" svg:font-family="FreeSans" style:font-pitch="variable"/>
    <style:font-face style:name="Liberation Sans1" svg:font-family="'Liberation Sans'" style:font-pitch="variable"/>
    <style:font-face style:name="Open Sans Extrabold" svg:font-family="'Open Sans Extrabold'" style:font-pitch="variable"/>
    <style:font-face style:name="URW Gothic L" svg:font-family="'URW Gothic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4.471cm" style:rel-column-width="17224*"/>
    </style:style>
    <style:style style:name="Tabela1.B" style:family="table-column">
      <style:table-column-properties style:column-width="12.541cm" style:rel-column-width="48311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style:font-size-asian="10pt" style:font-style-asian="normal" style:font-size-complex="10pt" style:font-style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fo:font-weight="normal" officeooo:paragraph-rsid="0016a9a4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fo:font-weight="normal" officeooo:paragraph-rsid="0017956e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fo:font-weight="bold" officeooo:paragraph-rsid="0016a9a4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fo:font-weight="bold" officeooo:paragraph-rsid="0017956e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Liberation Sans1" fo:font-size="14pt" officeooo:rsid="0017956e" officeooo:paragraph-rsid="0017956e" style:font-name-asian="NimbusRomNo9L-Regu" style:font-size-asian="14pt" style:font-name-complex="NimbusRomNo9L-Regu" style:font-size-complex="14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FreeSans" fo:font-size="14pt" fo:font-weight="bold" officeooo:rsid="00198b75" officeooo:paragraph-rsid="00198b75" style:font-name-asian="NimbusRomNo9L-Regu" style:font-size-asian="14pt" style:font-weight-asian="bold" style:font-name-complex="NimbusRomNo9L-Regu" style:font-size-complex="14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FreeSans" fo:font-size="14pt" officeooo:rsid="0017956e" officeooo:paragraph-rsid="0017956e" style:font-name-asian="NimbusRomNo9L-Regu" style:font-size-asian="14pt" style:font-name-complex="NimbusRomNo9L-Regu" style:font-size-complex="14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FreeSans" fo:font-size="12pt" fo:font-weight="bold" officeooo:rsid="0017956e" officeooo:paragraph-rsid="0017956e" style:font-name-asian="NimbusRomNo9L-Regu" style:font-size-asian="12pt" style:font-weight-asian="bold" style:font-name-complex="NimbusRomNo9L-Regu" style:font-size-complex="12pt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URW Gothic L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URW Gothic L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end" style:justify-single-word="false" style:text-autospace="none"/>
      <style:text-properties style:font-name="URW Gothic L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URW Gothic L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URW Gothic L" fo:font-size="10pt" style:font-size-asian="10pt" style:font-size-complex="10pt"/>
    </style:style>
    <style:style style:name="P15" style:family="paragraph" style:parent-style-name="Standard" style:list-style-name="L1">
      <style:paragraph-properties fo:text-align="justify" style:justify-single-word="false" style:text-autospace="none"/>
      <style:text-properties style:font-name="URW Gothic L" fo:font-size="10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URW Gothic L"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URW Gothic L" fo:font-size="10pt" fo:font-weight="normal" officeooo:paragraph-rsid="0016a9a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URW Gothic L" fo:font-size="10pt" fo:font-weight="normal" officeooo:paragraph-rsid="0017956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FreeSans"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FreeSans" fo:font-size="14pt" officeooo:rsid="0016a9a4" officeooo:paragraph-rsid="0016a9a4" style:font-size-asian="14pt" style:font-size-complex="14pt"/>
    </style:style>
    <style:style style:name="P21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FreeSans" fo:font-size="14pt" officeooo:rsid="0017956e" officeooo:paragraph-rsid="0017956e" style:font-size-asian="14pt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normal" officeooo:rsid="0017956e" officeooo:paragraph-rsid="0017956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bold" officeooo:rsid="0017956e" officeooo:paragraph-rsid="0017956e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 style:master-page-name="">
      <style:paragraph-properties fo:text-align="start" style:justify-single-word="false" style:page-number="auto" fo:keep-with-next="always" style:text-autospace="none" style:writing-mode="page"/>
      <style:text-properties style:font-name="Tahoma" fo:font-size="10pt" fo:font-weight="normal" officeooo:paragraph-rsid="0016a9a4" style:font-size-asian="10pt" style:font-weight-asian="normal" style:font-size-complex="10pt" style:font-weight-complex="normal"/>
    </style:style>
    <style:style style:name="P25" style:family="paragraph" style:parent-style-name="Standard" style:master-page-name="">
      <style:paragraph-properties fo:text-align="end" style:justify-single-word="false" style:page-number="auto" fo:padding="0.074cm" fo:border-left="none" fo:border-right="none" fo:border-top="none" fo:border-bottom="0.99pt solid #000000" fo:keep-with-next="always" style:text-autospace="none" style:writing-mode="page" style:join-border="false"/>
      <style:text-properties style:font-name="FreeSans" fo:font-size="14pt" officeooo:rsid="0016a9a4" officeooo:paragraph-rsid="0016a9a4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DejaVu Sans"/>
    </style:style>
    <style:style style:name="P27" style:family="paragraph" style:parent-style-name="Heading_20_1">
      <style:paragraph-properties fo:margin-top="0.42cm" fo:margin-bottom="0.499cm" loext:contextual-spacing="false" fo:text-align="center" style:justify-single-word="false" style:writing-mode="page">
        <style:tab-stops/>
      </style:paragraph-properties>
      <style:text-properties style:font-name="FreeSans" officeooo:paragraph-rsid="0017956e"/>
    </style:style>
    <style:style style:name="P28" style:family="paragraph" style:parent-style-name="Header">
      <style:paragraph-properties fo:text-align="center" style:justify-single-word="false" style:snap-to-layout-grid="false"/>
      <style:text-properties style:font-name="Open Sans Extrabold" fo:font-size="20pt" officeooo:paragraph-rsid="0017956e" style:font-size-asian="20pt" style:font-size-complex="20pt"/>
    </style:style>
    <style:style style:name="P29" style:family="paragraph" style:parent-style-name="Header">
      <style:paragraph-properties fo:margin-top="0cm" fo:margin-bottom="0.106cm" loext:contextual-spacing="false" fo:text-align="center" style:justify-single-word="false"/>
      <style:text-properties style:font-name="Liberation Sans1" fo:font-size="9pt" officeooo:paragraph-rsid="0017956e" style:font-size-asian="9pt" style:font-size-complex="9pt"/>
    </style:style>
    <style:style style:name="T1" style:family="text">
      <style:text-properties style:font-name-asian="LiberationSans" style:font-name-complex="Arial"/>
    </style:style>
    <style:style style:name="T2" style:family="text">
      <style:text-properties officeooo:rsid="0016a9a4"/>
    </style:style>
    <style:style style:name="T3" style:family="text">
      <style:text-properties officeooo:rsid="0017956e"/>
    </style:style>
    <style:style style:name="T4" style:family="text">
      <style:text-properties fo:font-size="20pt" officeooo:rsid="0017956e" style:font-size-asian="20pt" style:font-size-complex="20pt"/>
    </style:style>
    <style:style style:name="T5" style:family="text">
      <style:text-properties style:font-name="Arial" fo:font-size="9pt" style:font-name-asian="LiberationSans" style:font-size-asian="9pt" style:font-name-complex="Arial" style:font-size-complex="9pt"/>
    </style:style>
    <style:style style:name="T6" style:family="text">
      <style:text-properties style:font-name="Webdings" fo:font-size="11pt" style:font-name-asian="LiberationSans" style:font-size-asian="11pt" style:font-name-complex="Arial" style:font-size-complex="11pt"/>
    </style:style>
    <style:style style:name="T7" style:family="text">
      <style:text-properties fo:font-variant="small-caps"/>
    </style:style>
    <style:style style:name="T8" style:family="text">
      <style:text-properties fo:font-size="9pt" style:font-name-asian="LiberationSans" style:font-size-asian="9pt" style:font-name-complex="Arial" style:font-size-complex="9pt"/>
    </style:style>
    <style:style style:name="T9" style:family="text">
      <style:text-properties fo:font-size="11pt" style:font-name-asian="LiberationSans" style:font-size-asian="11pt" style:font-name-complex="Arial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6"><draw:frame draw:style-name="fr1" draw:name="figura2" text:anchor-type="char" svg:x="0.658cm" svg:y="-0.049cm" svg:width="2cm" svg:height="1.981cm" draw:z-index="0"><draw:image xlink:href="Pictures/200000070000166E0000163A1CD4720F7A1F92F1.svm" xlink:type="simple" xlink:show="embed" xlink:actuate="onLoad"/></draw:frame></text:p>
          </table:table-cell>
          <table:table-cell table:style-name="Tabela1.A1" office:value-type="string">
            <text:p text:style-name="P28"><text:span text:style-name="T7">Escola Técnica Santo Inácio</text:span></text:p>
            <text:p text:style-name="P29"><text:span text:style-name="T1">Estrada Costa Gama, 1009 – Porto Alegre – RS – 91787-290 - <text:s/>(51)3374-2858</text:span></text:p>
          </table:table-cell>
        </table:table-row>
      </table:table>
      <text:h text:style-name="P27" text:outline-level="1"><text:span text:style-name="T4">Trabalho Final de Banco de Dados</text:span></text:h>
      <text:p text:style-name="P7">Autor</text:p>
      <text:p text:style-name="P8"/>
      <text:p text:style-name="P9">Turma 421 – Prof. Daniel Müller</text:p>
      <text:p text:style-name="P9"/>
      <text:p text:style-name="P9">Julho/2017</text:p>
      <text:p text:style-name="P6"/>
      <text:p text:style-name="P19">Introdução</text:p>
      <text:p text:style-name="P10"/>
      <text:p text:style-name="P1">Escreva aqui a descrição do trabalho (projeto de banco de dados) e cliente escolhido para estudo. </text:p>
      <text:p text:style-name="P11"/>
      <text:p text:style-name="P19">Descrição do Cliente</text:p>
      <text:p text:style-name="P12"/>
      <text:p text:style-name="P1">Faça uma entrevista estruturada no cliente e registre aqui todas as informações úteis para a concepção de banco de dados. A entrevista pode seguir o seguinte roteiro:</text:p>
      <text:list xml:id="list5963369115632841110" text:style-name="L1">
        <text:list-item>
          <text:p text:style-name="P15">Qual é o negócio do cliente?</text:p>
        </text:list-item>
        <text:list-item>
          <text:p text:style-name="P15">Como é a rotina diária?</text:p>
        </text:list-item>
        <text:list-item>
          <text:p text:style-name="P15">Que pessoas, departamentos, ferramentas de trabalho, normas, etc. estão envolvidos nesta rotina?</text:p>
        </text:list-item>
        <text:list-item>
          <text:p text:style-name="P15">Dentre tudo isso, quais são os que possuem maior volume de dados?</text:p>
        </text:list-item>
        <text:list-item>
          <text:p text:style-name="P15">Quais são os dados mais consultados?</text:p>
        </text:list-item>
        <text:list-item>
          <text:p text:style-name="P15">Quais dados precisam ser encontrados com maior rapidez?</text:p>
        </text:list-item>
      </text:list>
      <text:p text:style-name="P16"/>
      <text:p text:style-name="P1">Podem ser feitas ainda muitas outras perguntas adicionais ou complementares a estas. Todo o tipo de registro de respostas é válido e necessário: anotações, gravações em áudio e em vídeo. Caso tenha imagens, anexar alguma neste relatório de descrição do cliente. Lembre de colocar data, local e hora da entrevista.</text:p>
      <text:p text:style-name="P14"/>
      <text:p text:style-name="P19">Enfoque para Modelagem</text:p>
      <text:p text:style-name="P13"/>
      <text:p text:style-name="P1">Coloque aqui os dados julgados relevantes para a concepção do E-R, retirados da descrição do cliente.</text:p>
      <text:p text:style-name="P1"/>
      <text:p text:style-name="P19">Desenho E-R</text:p>
      <text:p text:style-name="P13"/>
      <text:p text:style-name="P1">Cole aqui a imagem gerada do E-R desenvolvido.</text:p>
      <text:p text:style-name="P1"/>
      <text:p text:style-name="P20">Esquema Relacional</text:p>
      <text:p text:style-name="P17"/>
      <text:p text:style-name="P2"><text:span text:style-name="T2">Escreva aqui o Esquema Relacional concebido a partir do</text:span> E-R.</text:p>
      <text:p text:style-name="P4"/>
      <text:p text:style-name="P25"><text:soft-page-break/><text:span text:style-name="T3">Consultas </text:span>SQL</text:p>
      <text:p text:style-name="P24"/>
      <text:p text:style-name="P3">Cole aqui <text:span text:style-name="T3">as imagens com <text:s/>as consultas SQL e seus resultados</text:span>.</text:p>
      <text:p text:style-name="P5"/>
      <text:p text:style-name="P4"/>
      <text:p text:style-name="P20">SQL <text:span text:style-name="T3">Final</text:span></text:p>
      <text:p text:style-name="P17"/>
      <text:p text:style-name="P22"><text:tab/>Aqui deve estar o SQL para a construção do Banco de Dados na sua versão final. Não há necessidade de incluir os dados.</text:p>
      <text:p text:style-name="P23"/>
      <text:p text:style-name="P21">Bibliografia</text:p>
      <text:p text:style-name="P18"/>
      <text:p text:style-name="P22"><text:tab/>Cite aqui todo o material ou pessoa consultados no desenvolvimento deste trabalho. Inclua a entrevista com o quem definiu as necessidades do banco, endereços de internet, revistas, livro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family-generic="roman" style:font-pitch="variable" style:font-charset="x-symbol"/>
    <style:font-face style:name="Mangal1" svg:font-family="Mangal"/>
    <style:font-face style:name="NimbusRomNo9L-Regu" svg:font-family="NimbusRomNo9L-Regu"/>
    <style:font-face style:name="OpenSymbol" svg:font-family="OpenSymbol"/>
    <style:font-face style:name="DejaVuSans" svg:font-family="DejaVuSans" style:font-family-generic="swiss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FreeSans" svg:font-family="FreeSans" style:font-pitch="variable"/>
    <style:font-face style:name="Liberation Sans1" svg:font-family="'Liberation Sans'" style:font-pitch="variable"/>
    <style:font-face style:name="Open Sans Extrabold" svg:font-family="'Open Sans Extrabold'" style:font-pitch="variable"/>
    <style:font-face style:name="URW Gothic L" svg:font-family="'URW Gothic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5T19:20:06.57</meta:creation-date>
    <dc:date>2017-06-18T19:47:05.095840455</dc:date>
    <meta:editing-duration>PT2H22M15S</meta:editing-duration>
    <meta:editing-cycles>9</meta:editing-cycles>
    <meta:generator>LibreOffice/5.2.7.2$Linux_X86_64 LibreOffice_project/20$Build-2</meta:generator>
    <dc:creator>Daniel Nehme Muller</dc:creator>
    <meta:document-statistic meta:table-count="1" meta:image-count="1" meta:object-count="0" meta:page-count="2" meta:paragraph-count="29" meta:word-count="288" meta:character-count="1766" meta:non-whitespace-character-count="1504"/>
  </office:meta>
</office:document-meta>
</file>